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Adresses" style:family="table">
      <style:table-properties style:width="16.51cm" table:align="margins" style:writing-mode="lr-tb"/>
    </style:style>
    <style:style style:name="Adresses.A" style:family="table-column">
      <style:table-column-properties style:column-width="4.128cm" style:rel-column-width="16383*"/>
    </style:style>
    <style:style style:name="Adresses.A1" style:family="table-cell">
      <style:table-cell-properties style:vertical-align="middle" fo:padding="0.097cm" fo:border="none"/>
    </style:style>
    <style:style style:name="Adresses.B1" style:family="table-cell">
      <style:table-cell-properties style:vertical-align="middle" fo:padding="0.097cm" fo:border="0.05pt solid #000000"/>
    </style:style>
    <style:style style:name="Adresses.A2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Adresse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dresses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rps">
      <style:paragraph-properties fo:text-align="center" style:justify-single-word="false"/>
      <style:text-properties fo:font-size="12pt" fo:language="fr" fo:country="CA" style:font-size-asian="12pt"/>
    </style:style>
    <style:style style:name="P3" style:family="paragraph" style:parent-style-name="Corps">
      <style:paragraph-properties fo:text-align="center" style:justify-single-word="false"/>
      <style:text-properties fo:font-size="12pt" fo:language="fr" fo:country="CA" style:font-size-asian="12pt" style:font-size-complex="12pt"/>
    </style:style>
    <style:style style:name="P4" style:family="paragraph" style:parent-style-name="Corps">
      <style:text-properties fo:font-variant="small-caps" fo:font-size="16pt" fo:language="fr" fo:country="CA" fo:font-weight="bold" style:font-size-asian="16pt" style:font-weight-asian="bold" style:font-size-complex="14pt" style:font-weight-complex="bold"/>
    </style:style>
    <style:style style:name="P5" style:family="paragraph" style:parent-style-name="Corps">
      <style:paragraph-properties fo:text-align="center" style:justify-single-word="false"/>
      <style:text-properties fo:font-variant="small-caps" fo:font-size="16pt" fo:language="fr" fo:country="CA" fo:font-weight="bold" style:font-size-asian="16pt" style:font-weight-asian="bold" style:font-size-complex="14pt" style:font-weight-complex="bold"/>
    </style:style>
    <style:style style:name="P6" style:family="paragraph" style:parent-style-name="Corps">
      <style:paragraph-properties fo:text-align="center" style:justify-single-word="false"/>
    </style:style>
    <style:style style:name="P7" style:family="paragraph" style:parent-style-name="Corps">
      <style:paragraph-properties fo:text-align="center" style:justify-single-word="false"/>
      <style:text-properties fo:language="fr" fo:country="CA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weight="bold" officeooo:rsid="000a433c" officeooo:paragraph-rsid="000a433c" style:font-weight-asian="bold"/>
    </style:style>
    <style:style style:name="P10" style:family="paragraph" style:parent-style-name="Standard">
      <style:text-properties fo:font-weight="bold" officeooo:rsid="000a433c" officeooo:paragraph-rsid="000a433c" style:font-weight-asian="bold" style:font-weight-complex="bold"/>
    </style:style>
    <style:style style:name="P11" style:family="paragraph" style:parent-style-name="Standard">
      <style:text-properties fo:font-weight="normal" officeooo:rsid="000a433c" officeooo:paragraph-rsid="000a433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c6072" officeooo:paragraph-rsid="000c607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dee7b" officeooo:paragraph-rsid="000dee7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e9fb8" officeooo:paragraph-rsid="000e9fb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fd7ef" officeooo:paragraph-rsid="000fd7e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fd7ef" officeooo:paragraph-rsid="00115c83" style:font-weight-asian="normal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officeooo:rsid="000a433c" officeooo:paragraph-rsid="000a433c" style:font-weight-asian="bold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font-weight="bold" officeooo:rsid="000ad773" officeooo:paragraph-rsid="000ad773" style:font-weight-asian="bold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officeooo:rsid="000a433c" officeooo:paragraph-rsid="000a433c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0c6072" officeooo:paragraph-rsid="000c6072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0d9e33" officeooo:paragraph-rsid="000d9e33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0fd7ef" officeooo:paragraph-rsid="000fd7ef"/>
    </style:style>
    <style:style style:name="P23" style:family="paragraph" style:parent-style-name="Corps" style:master-page-name="Standard">
      <style:paragraph-properties fo:text-align="end" style:justify-single-word="false" style:page-number="auto"/>
      <style:text-properties fo:font-size="12pt" fo:language="fr" fo:country="CA" style:font-size-asian="12pt" style:font-size-complex="12pt"/>
    </style:style>
    <style:style style:name="P24" style:family="paragraph" style:parent-style-name="Corps">
      <style:paragraph-properties fo:text-align="end" style:justify-single-word="false"/>
      <style:text-properties fo:font-size="12pt" fo:language="fr" fo:country="CA" style:font-size-asian="12pt" style:font-size-complex="12pt"/>
    </style:style>
    <style:style style:name="P25" style:family="paragraph" style:parent-style-name="Corps">
      <style:paragraph-properties fo:text-align="center" style:justify-single-word="false"/>
      <style:text-properties fo:font-size="12pt" fo:language="fr" fo:country="CA" style:font-size-asian="12pt" style:font-size-complex="12pt"/>
    </style:style>
    <style:style style:name="T1" style:family="text">
      <style:text-properties fo:font-size="12pt" fo:language="fr" fo:country="CA" style:font-size-asian="12pt" style:font-size-complex="12pt"/>
    </style:style>
    <style:style style:name="T2" style:family="text">
      <style:text-properties fo:font-size="12pt" fo:language="fr" fo:country="CA" officeooo:rsid="0008ecab" style:font-size-asian="12pt" style:font-size-complex="12pt"/>
    </style:style>
    <style:style style:name="T3" style:family="text">
      <style:text-properties fo:font-size="12pt" fo:language="fr" fo:country="CA" fo:font-style="italic" style:font-size-asian="12pt" style:font-style-asian="italic" style:font-size-complex="12pt" style:font-style-complex="italic"/>
    </style:style>
    <style:style style:name="T4" style:family="text">
      <style:text-properties fo:font-variant="small-caps" fo:font-size="14pt" fo:language="fr" fo:country="CA" fo:font-weight="bold" style:font-size-asian="14pt" style:font-weight-asian="bold" style:font-size-complex="14pt" style:font-weight-complex="bold"/>
    </style:style>
    <style:style style:name="T5" style:family="text">
      <style:text-properties fo:font-variant="small-caps" fo:font-size="14pt" fo:language="fr" fo:country="CA" fo:font-weight="bold" officeooo:rsid="0008ecab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08ecab" style:font-size-asian="14pt" style:font-weight-asian="bold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15c83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15c83"/>
    </style:style>
    <style:style style:name="T13" style:family="text">
      <style:text-properties style:text-position="0% 100%" officeooo:rsid="0011f7a0"/>
    </style:style>
    <style:style style:name="T14" style:family="text">
      <style:text-properties officeooo:rsid="000e9fb8"/>
    </style:style>
    <style:style style:name="T15" style:family="text">
      <style:text-properties officeooo:rsid="00115c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Étienne Lescarbeault (1948656)</text:p>
      <text:p text:style-name="P24">Jules Lefebvre (1847158)</text:p>
      <text:p text:style-name="P2"/>
      <text:p text:style-name="P5"/>
      <text:p text:style-name="P5"/>
      <text:p text:style-name="P5"/>
      <text:p text:style-name="P5"/>
      <text:p text:style-name="P4"/>
      <text:p text:style-name="P6"><text:span text:style-name="T4">TP</text:span><text:span text:style-name="T5">5</text:span><text:span text:style-name="T4"> – A</text:span><text:span text:style-name="T5">ssembleur en ligne et mémoir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Rapport présenté dans le cadre du cours INF1600 </text:span><text:span text:style-name="T3">Architecture des micro-ordinateurs</text:span></text:p>
      <text:p text:style-name="P3">Groupe 1 - B1</text:p>
      <text:p text:style-name="P3"/>
      <text:p text:style-name="P7"/>
      <text:p text:style-name="P7"/>
      <text:p text:style-name="P7"/>
      <text:p text:style-name="P7"/>
      <text:p text:style-name="P7"/>
      <text:p text:style-name="P6"><text:span text:style-name="T1">Lundi 8 </text:span><text:span text:style-name="T2">avril</text:span><text:span text:style-name="T1"> 2019</text:span></text:p>
      <text:p text:style-name="P8">École Polytechnique de Montréal</text:p>
      <text:p text:style-name="P1"><text:soft-page-break/><text:span text:style-name="T6">Exercice </text:span><text:span text:style-name="T7">2 – Mémoire cache</text:span></text:p>
      <text:p text:style-name="P9"><text:tab/>1. Adresses</text:p>
      <text:p text:style-name="P12">Puisqu’on considère une mémoire principale de 1024Ko <text:span text:style-name="T14">soit 2</text:span><text:span text:style-name="T9">20</text:span><text:span text:style-name="T11"> octets;</text:span> on aura des adresses de <text:s/>20 bits.</text:p>
      <text:p text:style-name="P12">Puisque cette mémoire cache est adressable par mots d’un (1) octet et qu’on considère des lignes de 16 octets (2<text:span text:style-name="T9">4</text:span> octets) pour les trois versions de placement, les 4 bits de poids faibles des adresses désignent le mot.</text:p>
      <text:p text:style-name="P13">Il n’y a pas d’ensembles dans une cache à placement direct et les bits restants sont réservés pour l’étiquette.</text:p>
      <text:p text:style-name="P14">La mémoire cache considérée a une capacité de 16 Ko soit 2<text:span text:style-name="T9">14</text:span> octets et comprend 16 octets par lignes donc 2<text:span text:style-name="T9">14</text:span><text:span text:style-name="T11"> octets / 2</text:span><text:span text:style-name="T9">4</text:span><text:span text:style-name="T11"> lignes-octets</text:span><text:span text:style-name="T9">-1</text:span><text:span text:style-name="T11"> = 2</text:span><text:span text:style-name="T9">10</text:span><text:span text:style-name="T11"> lignes.</text:span></text:p>
      <text:p text:style-name="P15"><text:span text:style-name="T12">Dans le cas de la cache associative par ensemble de 2, on a </text:span><text:span text:style-name="T11">2</text:span><text:span text:style-name="T9">10</text:span><text:span text:style-name="T11"> lignes / 2 = 2</text:span><text:span text:style-name="T9">9</text:span><text:span text:style-name="T11"> ensembles. </text:span><text:span text:style-name="T12">Donc on réservera 9 bits de l’adresse à l’ensemble et il reste 7 bits pour l’étiquette.</text:span></text:p>
      <text:p text:style-name="P16"><text:span text:style-name="T12">Dans le cas de la cache associative par ensemble de 4, on a </text:span><text:span text:style-name="T11">2</text:span><text:span text:style-name="T9">10</text:span><text:span text:style-name="T11"> lignes / </text:span><text:span text:style-name="T12">4</text:span><text:span text:style-name="T11"> = 2</text:span><text:span text:style-name="T10">8</text:span><text:span text:style-name="T11"> ensembles. </text:span><text:span text:style-name="T12">Donc on réservera 8 bits de l’adresse à l’ensemble </text:span><text:span text:style-name="T13">et il reste 8 bits pour l’étiquette.</text:span></text:p>
      <table:table table:name="Adresses" table:style-name="Adresses">
        <table:table-column table:style-name="Adresses.A" table:number-columns-repeated="4"/>
        <table:table-row>
          <table:table-cell table:style-name="Adresses.A1" office:value-type="string">
            <text:p text:style-name="P17"/>
          </table:table-cell>
          <table:table-cell table:style-name="Adresses.B1" table:number-columns-spanned="3" office:value-type="string">
            <text:p text:style-name="P18">Nombre de bits</text:p>
          </table:table-cell>
          <table:covered-table-cell/>
          <table:covered-table-cell/>
        </table:table-row>
        <table:table-row>
          <table:table-cell table:style-name="Adresses.A2" office:value-type="string">
            <text:p text:style-name="P17">Version de placement</text:p>
          </table:table-cell>
          <table:table-cell table:style-name="Adresses.B2" office:value-type="string">
            <text:p text:style-name="P17">Étiquette</text:p>
          </table:table-cell>
          <table:table-cell table:style-name="Adresses.B2" office:value-type="string">
            <text:p text:style-name="P17">Ensemble</text:p>
          </table:table-cell>
          <table:table-cell table:style-name="Adresses.D2" office:value-type="string">
            <text:p text:style-name="P17">Mot</text:p>
          </table:table-cell>
        </table:table-row>
        <table:table-row>
          <table:table-cell table:style-name="Adresses.B2" office:value-type="string">
            <text:p text:style-name="P19">Direct</text:p>
          </table:table-cell>
          <table:table-cell table:style-name="Adresses.B2" office:value-type="string">
            <text:p text:style-name="P21">16</text:p>
          </table:table-cell>
          <table:table-cell table:style-name="Adresses.B2" office:value-type="string">
            <text:p text:style-name="P20">0</text:p>
          </table:table-cell>
          <table:table-cell table:style-name="Adresses.D2" office:value-type="string">
            <text:p text:style-name="P20">4</text:p>
          </table:table-cell>
        </table:table-row>
        <table:table-row>
          <table:table-cell table:style-name="Adresses.B2" office:value-type="string">
            <text:p text:style-name="P19">Associative par ensembles de 2 blocs</text:p>
          </table:table-cell>
          <table:table-cell table:style-name="Adresses.B2" office:value-type="string">
            <text:p text:style-name="P22">7</text:p>
          </table:table-cell>
          <table:table-cell table:style-name="Adresses.B2" office:value-type="string">
            <text:p text:style-name="P22">9</text:p>
          </table:table-cell>
          <table:table-cell table:style-name="Adresses.D2" office:value-type="string">
            <text:p text:style-name="P20">4</text:p>
          </table:table-cell>
        </table:table-row>
        <table:table-row>
          <table:table-cell table:style-name="Adresses.B2" office:value-type="string">
            <text:p text:style-name="P19">Associative par ensembles de 4 blocs</text:p>
          </table:table-cell>
          <table:table-cell table:style-name="Adresses.B2" office:value-type="string">
            <text:p text:style-name="P22">8</text:p>
          </table:table-cell>
          <table:table-cell table:style-name="Adresses.B2" office:value-type="string">
            <text:p text:style-name="P22">8</text:p>
          </table:table-cell>
          <table:table-cell table:style-name="Adresses.D2" office:value-type="string">
            <text:p text:style-name="P20">4</text:p>
          </table:table-cell>
        </table:table-row>
      </table:table>
      <text:p text:style-name="P11"/>
      <text:p text:style-name="P10"><text:tab/>2. Tableau</text:p>
      <text:p text:style-name="P11"/>
      <text:p text:style-name="P10"><text:tab/>3. État cache</text:p>
      <text:p text:style-name="P11"/>
      <text:p text:style-name="P10"><text:tab/>4. Temps d’accès effectif</text:p>
      <text:p text:style-name="P10"><text:span text:style-name="T8"/></text:p>
      <text:p text:style-name="P10"><text:tab/>5. Politique de placement associativ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rps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fo:padding="0cm" fo:border="none" style:writing-mode="lr-tb"/>
      <style:text-properties fo:color="#000000" style:font-name="Calibri" fo:font-family="Calibri" style:font-family-generic="roman" style:font-pitch="variable" fo:font-size="11pt" fo:language="fr" fo:country="FR" style:text-underline-style="none" style:font-name-asian="Calibri1" style:font-family-asian="Calibri" style:font-family-generic-asian="system" style:font-pitch-asian="variable" style:font-size-asian="11pt" style:language-asian="fr" style:country-asian="CA" style:font-name-complex="Calibri1" style:font-family-complex="Calibri" style:font-family-generic-complex="system" style:font-pitch-complex="variable" loext:padding="0cm" loext:border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ienne Lescarbeault</meta:initial-creator>
    <meta:editing-cycles>12</meta:editing-cycles>
    <meta:creation-date>2019-02-16T18:56:00</meta:creation-date>
    <dc:date>2019-04-02T19:16:01.460160183</dc:date>
    <dc:language>fr-CA</dc:language>
    <meta:editing-duration>PT33M54S</meta:editing-duration>
    <meta:generator>LibreOffice/6.0.7.3.0$Linux_X86_64 LibreOffice_project/00$Build-3</meta:generator>
    <meta:document-statistic meta:table-count="1" meta:image-count="0" meta:object-count="0" meta:page-count="2" meta:paragraph-count="36" meta:word-count="260" meta:character-count="1442" meta:non-whitespace-character-count="12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